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46cm" fo:min-width="0.98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69cm" fo:min-width="0.9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63cm" fo:min-width="2.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09cm" fo:min-width="1.96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152cm" draw:fill="none" draw:textarea-vertical-align="middle"/>
    </style:style>
    <style:style style:name="gr6" style:family="graphic" style:parent-style-name="objectwithoutfill">
      <style:graphic-properties draw:marker-end="Arrowheads_20_2" draw:marker-end-width="0.152cm" draw:fill="none" draw:textarea-vertical-align="middle"/>
    </style:style>
    <style:style style:name="gr7" style:family="graphic" style:parent-style-name="objectwithoutfill">
      <style:graphic-properties draw:marker-end="Arrowheads_20_3" draw:marker-end-width="0.152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145cm" fo:min-width="0.989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152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45cm" svg:height="0.56cm" svg:x="0.949cm" svg:y="0.137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2.462cm" svg:height="0.718cm" svg:x="0.54cm" svg:y="1.074cm">
          <text:p text:style-name="P1">h,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3.3cm" svg:height="0.913cm" svg:x="0.128cm" svg:y="2.161cm">
          <text:p text:style-name="P1">m=sqrt(h*h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2.464cm" svg:height="0.819cm" svg:x="0.539cm" svg:y="3.451cm">
          <text:p text:style-name="P1">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line" svg:x1="1.772cm" svg:y1="0.697cm" svg:x2="1.771cm" svg:y2="1.074cm" draw:start-shape="id1" draw:start-glue-point="6" draw:end-shape="id2" draw:end-glue-point="5" svg:d="M1772 697l-1 377" svg:viewBox="0 0 2 378">
          <text:p/>
        </draw:connector>
        <draw:connector draw:style-name="gr6" draw:text-style-name="P2" draw:layer="layout" draw:type="line" svg:x1="1.771cm" svg:y1="1.792cm" svg:x2="1.778cm" svg:y2="2.161cm" draw:start-shape="id2" draw:start-glue-point="8" draw:end-shape="id3" draw:end-glue-point="4" svg:d="M1771 1792l7 369" svg:viewBox="0 0 8 370">
          <text:p/>
        </draw:connector>
        <draw:connector draw:style-name="gr7" draw:text-style-name="P2" draw:layer="layout" draw:type="line" svg:x1="1.778cm" svg:y1="3.074cm" svg:x2="1.771cm" svg:y2="3.451cm" draw:start-shape="id3" draw:start-glue-point="6" draw:end-shape="id4" draw:end-glue-point="4" svg:d="M1778 3074l-7 377" svg:viewBox="0 0 8 378">
          <text:p/>
        </draw:connector>
        <draw:custom-shape draw:style-name="gr8" draw:text-style-name="P1" xml:id="id5" draw:id="id5" draw:layer="layout" svg:width="1.651cm" svg:height="0.559cm" svg:x="0.946cm" svg:y="4.537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2" draw:layer="layout" draw:type="line" svg:x1="1.771cm" svg:y1="4.222cm" svg:x2="1.772cm" svg:y2="4.537cm" draw:start-shape="id4" draw:start-glue-point="6" draw:end-shape="id5" draw:end-glue-point="4" svg:d="M1771 4222l1 315" svg:viewBox="0 0 2 31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2a6099" draw:marker-start-width="0.25cm" draw:marker-start-center="false" draw:marker-end-width="0.25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Regular" style:font-family-generic="modern" style:font-pitch="fixed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56cm" fo:page-height="5.2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7:47:36.338835115</meta:creation-date>
    <dc:date>2024-12-11T16:59:53.320377583</dc:date>
    <meta:editing-duration>PT32M37S</meta:editing-duration>
    <meta:editing-cycles>6</meta:editing-cycles>
    <meta:generator>LibreOffice/7.3.7.2$Linux_X86_64 LibreOffice_project/30$Build-2</meta:generator>
    <meta:document-statistic meta:object-count="9"/>
  </office:meta>
</office:document-meta>
</file>